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cketOption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OptionBuilder.SocketOption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OptionBuilder.setReconnectionDelay( long reconnection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OptionBuilder.setUpgrade( boolean upgra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OptionBuilder.setRandomizationFactor( double randomizationF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OptionBuilder.set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OptionBuilder.setAuth( Map &lt; String , String &gt; au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OptionBuilder.setRememberUpgrade( boolean rememberUpgra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OptionBuilder.setReconnectionDelayMax( long reconnectionDelay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OptionBuilder.setExtraHeaders( Map &lt; String , List &lt; String &gt; &gt; extra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OptionBuilder.set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OptionBuilder.setHost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OptionBuilder.setHostname( String ho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OptionBuilder.setForceNew( boolean forceNe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OptionBuilder.setReconnectionAttempts( int reconnectionAttem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OptionBuilder.setQuery( String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OptionBuilder.SocketOptionBuilder( IO . 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ocketOptionBuilder.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OptionBuilder.setMultiplex( boolean multi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OptionBuilder.builder( IO . 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OptionBuilder.setPolicyPort( int policy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OptionBuilder.setSecure( boolean sec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OptionBuilder.setTransports( String [ ] transpor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OptionBuilder.setReconnection( boolean re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OptionBuilder.setTimeout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